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Liberation Mono', Menlo, Courier, monospace"/>
    <style:font-face style:name="Lohit Devanagari1" svg:font-family="'Lohit Devanagari'"/>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9202" officeooo:paragraph-rsid="00189202"/>
    </style:style>
    <style:style style:name="P2" style:family="paragraph" style:parent-style-name="Standard">
      <style:text-properties officeooo:rsid="001a22ce" officeooo:paragraph-rsid="001a22ce"/>
    </style:style>
    <style:style style:name="P3" style:family="paragraph" style:parent-style-name="Standard">
      <style:text-properties officeooo:rsid="001ad2b2" officeooo:paragraph-rsid="001c267d"/>
    </style:style>
    <style:style style:name="P4" style:family="paragraph" style:parent-style-name="Standard">
      <style:text-properties fo:font-style="italic" officeooo:rsid="001a22ce" officeooo:paragraph-rsid="00189202" style:font-style-asian="italic" style:font-style-complex="italic"/>
    </style:style>
    <style:style style:name="P5" style:family="paragraph" style:parent-style-name="Standard">
      <style:text-properties fo:font-style="italic" officeooo:rsid="001ad2b2" officeooo:paragraph-rsid="001ad2b2" style:font-style-asian="italic" style:font-style-complex="italic"/>
    </style:style>
    <style:style style:name="P6" style:family="paragraph" style:parent-style-name="Standard">
      <style:text-properties fo:font-style="italic" officeooo:rsid="001c267d" officeooo:paragraph-rsid="001c267d" style:font-style-asian="italic" style:font-style-complex="italic"/>
    </style:style>
    <style:style style:name="P7" style:family="paragraph" style:parent-style-name="Standard">
      <style:text-properties fo:font-style="italic" officeooo:rsid="001c267d" officeooo:paragraph-rsid="00222523" style:font-style-asian="italic" style:font-style-complex="italic"/>
    </style:style>
    <style:style style:name="P8" style:family="paragraph" style:parent-style-name="Standard">
      <style:text-properties fo:font-style="italic" officeooo:rsid="00222523" officeooo:paragraph-rsid="00222523" style:font-style-asian="italic" style:font-style-complex="italic"/>
    </style:style>
    <style:style style:name="P9" style:family="paragraph" style:parent-style-name="Text_20_body">
      <style:text-properties fo:font-style="italic" officeooo:rsid="001c267d" officeooo:paragraph-rsid="00222523" style:font-style-asian="italic" style:font-style-complex="italic"/>
    </style:style>
    <style:style style:name="P10" style:family="paragraph" style:parent-style-name="Preformatted_20_Text">
      <style:paragraph-properties fo:margin-left="0cm" fo:margin-right="0cm" fo:text-indent="0cm" style:auto-text-indent="false"/>
      <style:text-properties officeooo:paragraph-rsid="0023f8dc"/>
    </style:style>
    <style:style style:name="P11" style:family="paragraph" style:parent-style-name="Text_20_body">
      <style:paragraph-properties fo:margin-left="0cm" fo:margin-right="0cm" fo:text-indent="0cm" style:auto-text-indent="false"/>
      <style:text-properties officeooo:paragraph-rsid="0023f8dc"/>
    </style:style>
    <style:style style:name="P12" style:family="paragraph" style:parent-style-name="Text_20_body" style:list-style-name="L1">
      <style:paragraph-properties fo:margin-left="0cm" fo:margin-right="0cm" fo:margin-top="0cm" fo:margin-bottom="0cm" loext:contextual-spacing="false" fo:orphans="2" fo:widows="2" fo:text-indent="0cm" style:auto-text-indent="false"/>
    </style:style>
    <style:style style:name="P13" style:family="paragraph" style:parent-style-name="Text_20_body">
      <style:paragraph-properties fo:margin-left="0cm" fo:margin-right="0cm" fo:text-indent="0cm" style:auto-text-indent="false"/>
      <style:text-properties fo:font-style="italic" officeooo:rsid="001c267d" officeooo:paragraph-rsid="0023f8dc" style:font-style-asian="italic" style:font-style-complex="italic"/>
    </style:style>
    <style:style style:name="P14" style:family="paragraph" style:parent-style-name="Text_20_body">
      <style:paragraph-properties fo:margin-left="0cm" fo:margin-right="0cm" fo:text-indent="0cm" style:auto-text-indent="false"/>
      <style:text-properties fo:font-style="italic" officeooo:rsid="002a1028" officeooo:paragraph-rsid="002a1028" style:font-style-asian="italic" style:font-style-complex="italic"/>
    </style:style>
    <style:style style:name="T1" style:family="text">
      <style:text-properties officeooo:rsid="001a22ce"/>
    </style:style>
    <style:style style:name="T2" style:family="text">
      <style:text-properties fo:font-style="italic" style:font-style-asian="italic" style:font-style-complex="italic"/>
    </style:style>
    <style:style style:name="T3" style:family="text">
      <style:text-properties fo:font-style="italic" officeooo:rsid="001a22ce" style:font-style-asian="italic" style:font-style-complex="italic"/>
    </style:style>
    <style:style style:name="T4" style:family="text">
      <style:text-properties fo:font-style="italic" officeooo:rsid="001ad2b2" style:font-style-asian="italic" style:font-style-complex="italic"/>
    </style:style>
    <style:style style:name="T5" style:family="text">
      <style:text-properties fo:font-style="italic" officeooo:rsid="001c267d" style:font-style-asian="italic" style:font-style-complex="italic"/>
    </style:style>
    <style:style style:name="T6" style:family="text">
      <style:text-properties fo:font-style="italic" officeooo:rsid="001d9577" style:font-style-asian="italic" style:font-style-complex="italic"/>
    </style:style>
    <style:style style:name="T7" style:family="text">
      <style:text-properties fo:font-variant="normal" fo:text-transform="none" fo:color="#24292f" style:font-name="ui-monospace" fo:font-size="9.75pt" fo:letter-spacing="normal" fo:font-style="normal" fo:font-weight="normal" loext:padding="0cm" loext:border="none"/>
    </style:style>
    <style:style style:name="T8" style:family="text">
      <style:text-properties fo:font-variant="normal" fo:text-transform="none" fo:color="#24292f" style:font-name="ui-monospace" fo:font-size="9.75pt" fo:letter-spacing="normal" fo:font-style="normal" fo:font-weight="normal" officeooo:rsid="00227e1f" loext:padding="0cm" loext:border="none"/>
    </style:style>
    <style:style style:name="T9" style:family="text">
      <style:text-properties fo:font-variant="normal" fo:text-transform="none" fo:color="#24292f" style:font-name="ui-monospace" fo:font-size="9.75pt" fo:letter-spacing="normal" fo:font-style="normal" fo:font-weight="normal" officeooo:rsid="002d52f3" loext:padding="0cm" loext:border="none"/>
    </style:style>
    <style:style style:name="T10" style:family="text">
      <style:text-properties fo:font-variant="normal" fo:text-transform="none" fo:color="#24292f" style:font-name="apple-system" fo:font-size="12pt" fo:letter-spacing="normal" fo:font-style="normal" fo:font-weight="normal"/>
    </style:style>
    <style:style style:name="T11" style:family="text">
      <style:text-properties officeooo:rsid="0023f8dc"/>
    </style:style>
    <style:style style:name="T12" style:family="text">
      <style:text-properties fo:color="#567482" style:font-name="Consolas" fo:letter-spacing="normal" fo:font-style="italic" officeooo:rsid="001c267d" fo:background-color="transparent" loext:char-shading-value="0" style:font-style-asian="italic" style:font-style-complex="italic" loext:padding="0cm" loext:border="none"/>
    </style:style>
    <style:style style:name="T13" style:family="text">
      <style:text-properties fo:color="#567482" style:font-name="Consolas" fo:letter-spacing="normal" fo:font-style="italic" officeooo:rsid="0023f8dc" fo:background-color="transparent" loext:char-shading-value="0" style:font-style-asian="italic" style:font-style-complex="italic" loext:padding="0cm" loext:border="none"/>
    </style:style>
    <style:style style:name="T14" style:family="text">
      <style:text-properties fo:color="#000000" style:font-name="Consolas" fo:letter-spacing="normal" fo:font-style="italic" fo:font-weight="bold" officeooo:rsid="001c267d" fo:background-color="transparent" loext:char-shading-value="0" style:font-style-asian="italic" style:font-style-complex="italic" loext:padding="0cm" loext:border="none"/>
    </style:style>
    <style:style style:name="T15" style:family="text">
      <style:text-properties officeooo:rsid="002656d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Vinebot run instruction:</text:p>
      <text:p text:style-name="P1"/>
      <text:p text:style-name="P1">1. Connect the main power supply of the Vinebot using the red connector, make sure all the equipment are powered on. (etc. modem, raspberry pi, motor controller).<text:line-break/><text:line-break/>2. Check the Roboteq motor controller mode, the right LED light must peak only once in 3 seconds, which means it is working on serial connection mode. Ensure the controller works within the specified ambient temperature range. </text:p>
      <text:p text:style-name="P1"/>
      <text:p text:style-name="P1">3. <text:s/><text:span text:style-name="T1">Run the Ubuntu OS on your control station computer, make sure you have all the Vinebot packages on both side of stations. Then, get connected to the router located on the Vinebot, which has the name “dlink”(normally, it has no password). <text:line-break/><text:line-break/>4. Open the terminal on your computer and connect to the on-board raspberry pi using the following ssh command: <text:s/></text:span><text:span text:style-name="T3">$ssh </text:span><text:a xlink:type="simple" xlink:href="mailto:ubuntu@192.168.0.101" text:style-name="Internet_20_link" text:visited-style-name="Visited_20_Internet_20_Link"><text:span text:style-name="T3">ubuntu@192.168.0.10</text:span></text:a><text:span text:style-name="T6">0</text:span><text:span text:style-name="T3">.</text:span></text:p>
      <text:p text:style-name="P2"><text:span text:style-name="T3">I</text:span><text:span text:style-name="T2">f the connection is successful you should see the welcome message and some </text:span><text:span text:style-name="T4">information about the raspberry. </text:span></text:p>
      <text:p text:style-name="P4"/>
      <text:p text:style-name="P2"><text:span text:style-name="T2">5. </text:span><text:span text:style-name="T4">Run the ROS Master on your current terminal using the command below, which will launch the Vinebot ROS software on your raspberry pi. </text:span></text:p>
      <text:p text:style-name="P5">$roslaunch roboteq_control bringup.launch </text:p>
      <text:p text:style-name="P5"/>
      <text:p text:style-name="P3"><text:span text:style-name="T2">6. </text:span><text:span text:style-name="T5">In order to connect the PS4 joystick use the following instruction: <text:line-break/><text:tab/>6.1. Connect you joystick to your computer through the Bluetooth connection.<text:line-break/><text:tab/>6.2. Open new terminal and run su root: <text:line-break/><text:tab/><text:tab/>$sudo su root<text:line-break/><text:tab/>6.3. Once you have sudo access, run the following ds4drv driver:<text:line-break/><text:tab/><text:tab/>$ds4drv --hidraw</text:span></text:p>
      <text:p text:style-name="P6"><text:tab/>6.4. If you have done all steps up to this, you should see the created joystick controller on <text:tab/>your terminal. (ex. Created devices /dev/input/js1 (joystick) /dev/input/event16 (evdev)). If <text:tab/>you see this message, you are ready to launch ROS driver to send the joystick values to <text:tab/>corresponding topics to control the Vinebot remotely. </text:p>
      <text:p text:style-name="P7">6.5. Then launch the Sony PlayStation 4 DualShock®4 node using the following command on new ubuntu terminal:<text:line-break/> $ roslaunch ps4_ros ps4.launch</text:p>
      <text:p text:style-name="P7"/>
      <text:p text:style-name="P8">alternative ps4 approach</text:p>
      <text:p text:style-name="P9"><text:span text:style-name="Source_20_Text"><text:span text:style-name="T7">$ds4drv</text:span></text:span><text:span text:style-name="T10"> if it is not running already.</text:span></text:p>
      <text:list xml:id="list592407571" text:style-name="L1">
        <text:list-item>
          <text:p text:style-name="P12"><text:span text:style-name="Source_20_Text"><text:span text:style-name="T7"><text:s text:c="3"/>rosparam set joy_node/dev "/dev/input/js</text:span></text:span><text:span text:style-name="Source_20_Text"><text:span text:style-name="T8">1</text:span></text:span><text:span text:style-name="Source_20_Text"><text:span text:style-name="T7">"</text:span></text:span></text:p>
        </text:list-item>
        <text:list-item>
          <text:p text:style-name="P12"><text:span text:style-name="Source_20_Text"><text:span text:style-name="T7"><text:s text:c="4"/>rosrun joy joy_node</text:span></text:span></text:p>
        </text:list-item>
        <text:list-item>
          <text:p text:style-name="P12"><text:span text:style-name="Source_20_Text"><text:span text:style-name="T7"><text:s text:c="3"/>rosrun ps4_ros ps4_ros</text:span></text:span></text:p>
        </text:list-item>
      </text:list>
      <text:p text:style-name="P11"><text:bookmark text:name="user-content-roslaunch"/><text:line-break/><text:span text:style-name="T11">rgbd cam instructions</text:span></text:p>
      <text:p text:style-name="P13"><text:line-break/>roslaunch realsense2_camera opensource_tracking_<text:span text:style-name="T15">vinebot</text:span>.launch</text:p>
      <text:p text:style-name="P10"><text:span text:style-name="Source_20_Text"><text:span text:style-name="T12">rosrun pcl_ros pointcloud_to_pcd input:</text:span></text:span><text:span text:style-name="Source_20_Text"><text:span text:style-name="T14">=</text:span></text:span><text:span text:style-name="Source_20_Text"><text:span text:style-name="T12">/rtabmap/cloud_map</text:span></text:span></text:p>
      <text:p text:style-name="P10"><text:span text:style-name="Source_20_Text"><text:span text:style-name="T13">r</text:span></text:span><text:span text:style-name="Source_20_Text"><text:span text:style-name="T12">osrun map_server map_saver map:</text:span></text:span><text:span text:style-name="Source_20_Text"><text:span text:style-name="T14">=</text:span></text:span><text:span text:style-name="Source_20_Text"><text:span text:style-name="T12">/rtabmap/proj_map</text:span></text:span></text:p>
      <text:p text:style-name="P14"/>
      <text:p text:style-name="P14"><text:soft-page-break/></text:p>
      <text:p text:style-name="P14">livox mapping</text:p>
      <text:p text:style-name="P14">roslaunch livox_mapping mapping_mid.launch</text:p>
      <text:p text:style-name="P14">roslaunch livox_ros_driver livox_lidar.launch </text:p>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Liberation Mono', Menlo, Courier, monospace"/>
    <style:font-face style:name="Lohit Devanagari1" svg:font-family="'Lohit Devanagari'"/>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1T14:55:00.747743469</meta:creation-date>
    <dc:date>2023-02-22T17:50:10.142673295</dc:date>
    <meta:editing-duration>PT3H42M45S</meta:editing-duration>
    <meta:editing-cycles>10</meta:editing-cycles>
    <meta:generator>LibreOffice/6.4.7.2$Linux_X86_64 LibreOffice_project/40$Build-2</meta:generator>
    <meta:print-date>2023-02-06T13:42:59.908825022</meta:print-date>
    <meta:document-statistic meta:table-count="0" meta:image-count="0" meta:object-count="0" meta:page-count="2" meta:paragraph-count="21" meta:word-count="340" meta:character-count="2306" meta:non-whitespace-character-count="1954"/>
  </office:meta>
</office:document-meta>
</file>